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494cm"/>
    </style:style>
    <style:style style:name="Tabela3.D" style:family="table-column">
      <style:table-column-properties style:column-width="0.6cm"/>
    </style:style>
    <style:style style:name="Tabela3.E" style:family="table-column">
      <style:table-column-properties style:column-width="0.801cm"/>
    </style:style>
    <style:style style:name="Tabela3.F" style:family="table-column">
      <style:table-column-properties style:column-width="0.261cm"/>
    </style:style>
    <style:style style:name="Tabela3.G" style:family="table-column">
      <style:table-column-properties style:column-width="1.711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D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9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3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5" style:family="table-row">
      <style:table-row-properties style:min-row-height="0.707cm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4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49" style:family="table-row">
      <style:table-row-properties style:min-row-height="1.859cm"/>
    </style:style>
    <style:style style:name="Tabela3.A4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officeooo:rsid="016fc91f" officeooo:paragraph-rsid="016066a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1470d5e" officeooo:paragraph-rsid="016066a9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172e443" officeooo:paragraph-rsid="0172e44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172e443" officeooo:paragraph-rsid="0172e44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1750929" officeooo:paragraph-rsid="0175092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1758401" officeooo:paragraph-rsid="0161f03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3e2b7c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1759d36" officeooo:paragraph-rsid="01759d3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768810" officeooo:paragraph-rsid="0161fe1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177988f" officeooo:paragraph-rsid="0161fe1d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12adb6a" officeooo:paragraph-rsid="012adb6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3e2b7c" officeooo:paragraph-rsid="0164033a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164033a" officeooo:paragraph-rsid="0164033a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14c8665" officeooo:paragraph-rsid="012395c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17f89dd" officeooo:paragraph-rsid="017f89d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fo:font-size="10pt" officeooo:rsid="015ab951" officeooo:paragraph-rsid="015ab95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size="10pt" officeooo:rsid="01597410" officeooo:paragraph-rsid="015ab95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16767e7" officeooo:paragraph-rsid="016767e7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13dc724" officeooo:paragraph-rsid="015c20db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pt" officeooo:rsid="01500d52" officeooo:paragraph-rsid="003e2b7c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13d6115" officeooo:paragraph-rsid="014f2ab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15152f2" officeooo:paragraph-rsid="003e2b7c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1532580" officeooo:paragraph-rsid="003e2b7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15152f2" officeooo:paragraph-rsid="01571e87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15d194c" officeooo:paragraph-rsid="015d194c" style:font-size-asian="10pt" style:font-size-complex="10pt"/>
    </style:style>
    <style:style style:name="P58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59" style:family="paragraph" style:parent-style-name="Text_20_body">
      <style:paragraph-properties fo:text-align="center" style:justify-single-word="false"/>
      <style:text-properties officeooo:paragraph-rsid="003a931c"/>
    </style:style>
    <style:style style:name="T1" style:family="text">
      <style:text-properties officeooo:rsid="01251c6d"/>
    </style:style>
    <style:style style:name="T2" style:family="text">
      <style:text-properties officeooo:rsid="0146e057"/>
    </style:style>
    <style:style style:name="T3" style:family="text">
      <style:text-properties officeooo:rsid="01466a5b"/>
    </style:style>
    <style:style style:name="T4" style:family="text">
      <style:text-properties officeooo:rsid="01750929"/>
    </style:style>
    <style:style style:name="T5" style:family="text">
      <style:text-properties fo:font-size="10pt" fo:font-weight="normal" officeooo:rsid="003e2b7c" style:font-size-asian="10pt" style:font-weight-asian="normal" style:font-size-complex="10pt" style:font-weight-complex="normal"/>
    </style:style>
    <style:style style:name="T6" style:family="text">
      <style:text-properties officeooo:rsid="0177aaa7"/>
    </style:style>
    <style:style style:name="T7" style:family="text">
      <style:text-properties officeooo:rsid="0164033a"/>
    </style:style>
    <style:style style:name="T8" style:family="text">
      <style:text-properties officeooo:rsid="012cbfaa"/>
    </style:style>
    <style:style style:name="T9" style:family="text">
      <style:text-properties officeooo:rsid="012e7966"/>
    </style:style>
    <style:style style:name="T10" style:family="text">
      <style:text-properties officeooo:rsid="012ce416"/>
    </style:style>
    <style:style style:name="T11" style:family="text">
      <style:text-properties officeooo:rsid="01361fb9"/>
    </style:style>
    <style:style style:name="T12" style:family="text">
      <style:text-properties officeooo:rsid="0138a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3" office:value-type="string">
            <text:p text:style-name="P2">Nome do Backup</text:p>
          </table:table-cell>
          <table:covered-table-cell/>
          <table:covered-table-cell/>
          <table:table-cell table:style-name="Tabela3.D1" table:number-columns-spanned="13" office:value-type="string">
            <text:p text:style-name="P3">BackupPadua-sr-140-0003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4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5"><text:span text:style-name="T1">O </text:span><text:span text:style-name="T2">presente </text:span><text:span text:style-name="T1">esquema de backup </text:span><text:span text:style-name="T3">é destinado à preservação dos dados operacionais do servidor de virtualização do campus Pád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6">Serv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7">Localização</text:p>
          </table:table-cell>
          <table:covered-table-cell/>
          <table:covered-table-cell/>
          <table:table-cell table:style-name="Tabela3.D5" table:number-columns-spanned="13" office:value-type="string">
            <text:p text:style-name="P8">10.14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7">Sistema Operacional</text:p>
          </table:table-cell>
          <table:covered-table-cell/>
          <table:covered-table-cell/>
          <table:table-cell table:style-name="Tabela3.D6" table:number-columns-spanned="13" office:value-type="string">
            <text:p text:style-name="P7"><text:span text:style-name="T4">P</text:span>roxMox (Debian base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9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Software de Backup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Tipo de agente necessário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<text:span text:style-name="Strong_20_Emphasis"><text:span text:style-name="T5">Script ou ferramenta adicional</text:span></text:span></text:p>
          </table:table-cell>
          <table:covered-table-cell/>
          <table:covered-table-cell/>
          <table:table-cell table:style-name="Tabela3.D6" table:number-columns-spanned="13" office:value-type="string">
            <text:p text:style-name="P11">Não aplicável (no momento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2">Informações dos Diret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Table_20_Contents">/etc/p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etc/pve/qemu-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etc/pve/lx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var/lib/v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6" table:number-columns-spanned="13" office:value-type="string">
            <text:p text:style-name="P14">/var/lib/rrdc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7" table:number-columns-spanned="3" office:value-type="string">
            <text:p text:style-name="P13"><text:span text:style-name="T6">L</text:span>ocalização</text:p>
          </table:table-cell>
          <table:covered-table-cell/>
          <table:covered-table-cell/>
          <table:table-cell table:style-name="Tabela3.D17" table:number-columns-spanned="13" office:value-type="string">
            <text:p text:style-name="P14">/var/lib/pve-clu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15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columns-spanned="3" office:value-type="string">
            <text:p text:style-name="P16">Localização do BD (IP):</text:p>
          </table:table-cell>
          <table:covered-table-cell/>
          <table:covered-table-cell/>
          <table:table-cell table:style-name="Tabela3.D19" table:number-columns-spanned="13" office:value-type="string">
            <text:p text:style-name="P17">10.<text:span text:style-name="T7">0.1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0" table:number-columns-spanned="3" office:value-type="string">
            <text:p text:style-name="P18">Versão</text:p>
          </table:table-cell>
          <table:covered-table-cell/>
          <table:covered-table-cell/>
          <table:table-cell table:style-name="Tabela3.D19" table:number-columns-spanned="13" office:value-type="string">
            <text:p text:style-name="P19">10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1" table:number-columns-spanned="3" office:value-type="string">
            <text:p text:style-name="P16">Sistema Operacional:</text:p>
          </table:table-cell>
          <table:covered-table-cell/>
          <table:covered-table-cell/>
          <table:table-cell table:style-name="Tabela3.D21" table:number-columns-spanned="13" office:value-type="string">
            <text:p text:style-name="P20">Deb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21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3" office:value-type="string">
            <text:p text:style-name="P22"/>
          </table:table-cell>
          <table:table-cell table:style-name="Tabela3.B23" table:number-columns-spanned="3" office:value-type="string">
            <text:p text:style-name="P23">DUMP</text:p>
          </table:table-cell>
          <table:covered-table-cell/>
          <table:covered-table-cell/>
          <table:table-cell table:style-name="Tabela3.E23" table:number-columns-spanned="7" office:value-type="string">
            <text:p text:style-name="P24"><text:span text:style-name="Strong_20_Emphasis">PITR BASE + XLO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3" table:number-columns-spanned="5" office:value-type="string">
            <text:p text:style-name="P24"><text:span text:style-name="Strong_20_Emphasis">Localizaçã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25">TAPE</text:p>
          </table:table-cell>
          <table:table-cell table:style-name="Tabela3.B24" table:number-columns-spanned="3" office:value-type="string">
            <text:p text:style-name="P26"/>
          </table:table-cell>
          <table:covered-table-cell/>
          <table:covered-table-cell/>
          <table:table-cell table:style-name="Tabela3.E2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25"/>
          </table:table-cell>
          <table:table-cell table:style-name="Tabela3.B24" table:number-columns-spanned="3" office:value-type="string">
            <text:p text:style-name="P26"/>
          </table:table-cell>
          <table:covered-table-cell/>
          <table:covered-table-cell/>
          <table:table-cell table:style-name="Tabela3.E2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25"/>
          </table:table-cell>
          <table:table-cell table:style-name="Tabela3.B24" table:number-columns-spanned="3" office:value-type="string">
            <text:p text:style-name="P26"/>
          </table:table-cell>
          <table:covered-table-cell/>
          <table:covered-table-cell/>
          <table:table-cell table:style-name="Tabela3.E2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7" office:value-type="string">
            <text:p text:style-name="P22">Mídia Físicas </text:p>
            <text:p text:style-name="P22">(Fita Magnética)</text:p>
          </table:table-cell>
          <table:table-cell table:style-name="Tabela3.B27" table:number-columns-spanned="3" office:value-type="string">
            <text:p text:style-name="P29"><text:span text:style-name="T8">XXXXXX</text:span>L4 </text:p>
            <text:p text:style-name="P30">(X= numeração <text:s/>sequencial)</text:p>
          </table:table-cell>
          <table:covered-table-cell/>
          <table:covered-table-cell/>
          <table:table-cell table:style-name="Tabela3.E27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23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18" table:number-columns-spanned="16" office:value-type="string">
            <text:p text:style-name="P31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9" table:number-rows-spanned="3" office:value-type="string">
            <text:p text:style-name="P32">Tipo de Backup</text:p>
          </table:table-cell>
          <table:table-cell table:style-name="Tabela3.B29" table:number-columns-spanned="15" office:value-type="string">
            <text:p text:style-name="P32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9"/>
          <table:table-cell table:style-name="Tabela3.B30" table:number-columns-spanned="7" office:value-type="string">
            <text:p text:style-name="P32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30" table:number-columns-spanned="8" office:value-type="string">
            <text:p text:style-name="P32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9"/>
          <table:table-cell table:style-name="Tabela3.B31" table:number-columns-spanned="3" office:value-type="string">
            <text:p text:style-name="P32">Disco</text:p>
          </table:table-cell>
          <table:covered-table-cell/>
          <table:covered-table-cell/>
          <table:table-cell table:style-name="Tabela3.E31" table:number-columns-spanned="4" office:value-type="string">
            <text:p text:style-name="P32">Fita</text:p>
          </table:table-cell>
          <table:covered-table-cell/>
          <table:covered-table-cell/>
          <table:covered-table-cell/>
          <table:table-cell table:style-name="Tabela3.I3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3.N3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a3.A32" office:value-type="string">
            <text:p text:style-name="P33">Full</text:p>
          </table:table-cell>
          <table:table-cell table:style-name="Tabela3.B31" table:number-columns-spanned="3" office:value-type="string">
            <text:p text:style-name="P34">-</text:p>
          </table:table-cell>
          <table:covered-table-cell/>
          <table:covered-table-cell/>
          <table:table-cell table:style-name="Tabela3.E31" table:number-columns-spanned="4" office:value-type="string">
            <text:p text:style-name="P35">Sábado </text:p>
            <text:p text:style-name="P36"><text:span text:style-name="T9">(4ª semana)</text:span><text:span text:style-name="T10"> </text:span></text:p>
            <text:p text:style-name="P37">04:01 AM</text:p>
          </table:table-cell>
          <table:covered-table-cell/>
          <table:covered-table-cell/>
          <table:covered-table-cell/>
          <table:table-cell table:style-name="Tabela3.I3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3.N31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3.A32" office:value-type="string">
            <text:p text:style-name="P33">Incremental</text:p>
          </table:table-cell>
          <table:table-cell table:style-name="Tabela3.B31" table:number-columns-spanned="3" office:value-type="string">
            <text:p text:style-name="P39">-</text:p>
          </table:table-cell>
          <table:covered-table-cell/>
          <table:covered-table-cell/>
          <table:table-cell table:style-name="Tabela3.E31" table:number-columns-spanned="4" office:value-type="string">
            <text:p text:style-name="P40">Domingo-Sexta </text:p>
            <text:p text:style-name="P40">(1ª a 6ª semana)</text:p>
            <text:p text:style-name="P37">04:01 AM</text:p>
          </table:table-cell>
          <table:covered-table-cell/>
          <table:covered-table-cell/>
          <table:covered-table-cell/>
          <table:table-cell table:style-name="Tabela3.I31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ela3.N31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a3.A32" office:value-type="string">
            <text:p text:style-name="P33">Diferencial</text:p>
          </table:table-cell>
          <table:table-cell table:style-name="Tabela3.B31" table:number-columns-spanned="3" office:value-type="string">
            <text:p text:style-name="P41">-</text:p>
          </table:table-cell>
          <table:covered-table-cell/>
          <table:covered-table-cell/>
          <table:table-cell table:style-name="Tabela3.E31" table:number-columns-spanned="4" office:value-type="string">
            <text:p text:style-name="P40">Sábado </text:p>
            <text:p text:style-name="P40"><text:soft-page-break/>(1ª-3ª,5ª semana)</text:p>
            <text:p text:style-name="P37">04:01 AM</text:p>
          </table:table-cell>
          <table:covered-table-cell/>
          <table:covered-table-cell/>
          <table:covered-table-cell/>
          <table:table-cell table:style-name="Tabela3.I31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ela3.N31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ela3.35">
          <table:table-cell table:style-name="Tabela3.A18" table:number-columns-spanned="16" office:value-type="string">
            <text:p text:style-name="P42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36" table:number-rows-spanned="2" table:number-columns-spanned="2" office:value-type="string">
            <text:p text:style-name="P27"/>
          </table:table-cell>
          <table:covered-table-cell/>
          <table:table-cell table:style-name="Tabela3.C36" table:number-columns-spanned="5" office:value-type="string">
            <text:p text:style-name="P43">Full</text:p>
          </table:table-cell>
          <table:covered-table-cell/>
          <table:covered-table-cell/>
          <table:covered-table-cell/>
          <table:covered-table-cell/>
          <table:table-cell table:style-name="Tabela3.H36" table:number-columns-spanned="5" office:value-type="string">
            <text:p text:style-name="P43">Incremental</text:p>
          </table:table-cell>
          <table:covered-table-cell/>
          <table:covered-table-cell/>
          <table:covered-table-cell/>
          <table:covered-table-cell/>
          <table:table-cell table:style-name="Tabela3.M36" table:number-columns-spanned="4" office:value-type="string">
            <text:p text:style-name="P43">Diferencial</text:p>
          </table:table-cell>
          <table:covered-table-cell/>
          <table:covered-table-cell/>
          <table:covered-table-cell/>
        </table:table-row>
        <table:table-row table:style-name="Tabela3.35">
          <table:covered-table-cell table:style-name="Tabela3.A36"/>
          <table:covered-table-cell/>
          <table:table-cell table:style-name="Tabela3.C37" table:number-columns-spanned="4" office:value-type="string">
            <text:p text:style-name="P43">Disco</text:p>
          </table:table-cell>
          <table:covered-table-cell/>
          <table:covered-table-cell/>
          <table:covered-table-cell/>
          <table:table-cell table:style-name="Tabela3.G37" office:value-type="string">
            <text:p text:style-name="P43">Fita</text:p>
          </table:table-cell>
          <table:table-cell table:style-name="Tabela3.C37" table:number-columns-spanned="3" office:value-type="string">
            <text:p text:style-name="P43">Disco</text:p>
          </table:table-cell>
          <table:covered-table-cell/>
          <table:covered-table-cell/>
          <table:table-cell table:style-name="Tabela3.K37" table:number-columns-spanned="2" office:value-type="string">
            <text:p text:style-name="P43">Fita</text:p>
          </table:table-cell>
          <table:covered-table-cell/>
          <table:table-cell table:style-name="Tabela3.C37" table:number-columns-spanned="3" office:value-type="string">
            <text:p text:style-name="P43">Disco</text:p>
          </table:table-cell>
          <table:covered-table-cell/>
          <table:covered-table-cell/>
          <table:table-cell table:style-name="Tabela3.P37" office:value-type="string">
            <text:p text:style-name="P43">Fita</text:p>
          </table:table-cell>
        </table:table-row>
        <table:table-row table:style-name="Tabela3.35">
          <table:table-cell table:style-name="Tabela3.A38" table:number-columns-spanned="2" office:value-type="string">
            <text:p text:style-name="P44">Retenção (tempo em que o backup será mantido)</text:p>
          </table:table-cell>
          <table:covered-table-cell/>
          <table:table-cell table:style-name="Tabela3.C38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38" office:value-type="string">
            <text:p text:style-name="P45">730 dias</text:p>
          </table:table-cell>
          <table:table-cell table:style-name="Tabela3.H38" table:number-columns-spanned="3" office:value-type="string">
            <text:p text:style-name="P27">-</text:p>
          </table:table-cell>
          <table:covered-table-cell/>
          <table:covered-table-cell/>
          <table:table-cell table:style-name="Tabela3.K38" table:number-columns-spanned="2" office:value-type="string">
            <text:p text:style-name="P45">730 dias</text:p>
          </table:table-cell>
          <table:covered-table-cell/>
          <table:table-cell table:style-name="Tabela3.H38" table:number-columns-spanned="3" office:value-type="string">
            <text:p text:style-name="P27">-</text:p>
          </table:table-cell>
          <table:covered-table-cell/>
          <table:covered-table-cell/>
          <table:table-cell table:style-name="Tabela3.P38" office:value-type="string">
            <text:p text:style-name="P45">730 dias</text:p>
          </table:table-cell>
        </table:table-row>
        <table:table-row table:style-name="Tabela3.35">
          <table:table-cell table:style-name="Tabela3.A39" table:number-columns-spanned="2" office:value-type="string">
            <text:p text:style-name="P46">RPO (tempo máximo de perda de dados)</text:p>
          </table:table-cell>
          <table:covered-table-cell/>
          <table:table-cell table:style-name="Tabela3.C39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39" office:value-type="string">
            <text:p text:style-name="P47">24 horas</text:p>
          </table:table-cell>
          <table:table-cell table:style-name="Tabela3.H39" table:number-columns-spanned="3" office:value-type="string">
            <text:p text:style-name="P27">-</text:p>
          </table:table-cell>
          <table:covered-table-cell/>
          <table:covered-table-cell/>
          <table:table-cell table:style-name="Tabela3.K39" table:number-columns-spanned="2" office:value-type="string">
            <text:p text:style-name="P47">24 horas</text:p>
          </table:table-cell>
          <table:covered-table-cell/>
          <table:table-cell table:style-name="Tabela3.H39" table:number-columns-spanned="3" office:value-type="string">
            <text:p text:style-name="P27">-</text:p>
          </table:table-cell>
          <table:covered-table-cell/>
          <table:covered-table-cell/>
          <table:table-cell table:style-name="Tabela3.P39" office:value-type="string">
            <text:p text:style-name="P47">24 horas</text:p>
          </table:table-cell>
        </table:table-row>
        <table:table-row table:style-name="Tabela3.35">
          <table:table-cell table:style-name="Tabela3.A40" table:number-columns-spanned="2" office:value-type="string">
            <text:p text:style-name="P46">RTO (tempo estimado para a restauração)</text:p>
          </table:table-cell>
          <table:covered-table-cell/>
          <table:table-cell table:style-name="Tabela3.C40" table:number-columns-spanned="4" office:value-type="string">
            <text:p text:style-name="P27">-</text:p>
          </table:table-cell>
          <table:covered-table-cell/>
          <table:covered-table-cell/>
          <table:covered-table-cell/>
          <table:table-cell table:style-name="Tabela3.G40" office:value-type="string">
            <text:p text:style-name="P48"><text:span text:style-name="T11">6</text:span> horas</text:p>
          </table:table-cell>
          <table:table-cell table:style-name="Tabela3.H40" table:number-columns-spanned="3" office:value-type="string">
            <text:p text:style-name="P27">-</text:p>
          </table:table-cell>
          <table:covered-table-cell/>
          <table:covered-table-cell/>
          <table:table-cell table:style-name="Tabela3.K40" table:number-columns-spanned="2" office:value-type="string">
            <text:p text:style-name="P48"><text:span text:style-name="T12">2</text:span> horas</text:p>
          </table:table-cell>
          <table:covered-table-cell/>
          <table:table-cell table:style-name="Tabela3.H40" table:number-columns-spanned="3" office:value-type="string">
            <text:p text:style-name="P27">-</text:p>
          </table:table-cell>
          <table:covered-table-cell/>
          <table:covered-table-cell/>
          <table:table-cell table:style-name="Tabela3.P40" office:value-type="string">
            <text:p text:style-name="P48"><text:span text:style-name="T12">3</text:span> horas</text:p>
          </table:table-cell>
        </table:table-row>
        <table:table-row table:style-name="Tabela3.35">
          <table:table-cell table:style-name="Tabela3.A41" table:number-columns-spanned="1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18" table:number-columns-spanned="16" office:value-type="string">
            <text:p text:style-name="P49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43" office:value-type="string">
            <text:p text:style-name="P50">Recurso</text:p>
          </table:table-cell>
          <table:table-cell table:style-name="Tabela3.B43" table:number-columns-spanned="4" office:value-type="string">
            <text:p text:style-name="P51">Recuperação</text:p>
          </table:table-cell>
          <table:covered-table-cell/>
          <table:covered-table-cell/>
          <table:covered-table-cell/>
          <table:table-cell table:style-name="Tabela3.B43" table:number-columns-spanned="4" office:value-type="string">
            <text:p text:style-name="P51">Validação</text:p>
          </table:table-cell>
          <table:covered-table-cell/>
          <table:covered-table-cell/>
          <table:covered-table-cell/>
          <table:table-cell table:style-name="Tabela3.B43" table:number-columns-spanned="5" office:value-type="string">
            <text:p text:style-name="P51">Responsável</text:p>
          </table:table-cell>
          <table:covered-table-cell/>
          <table:covered-table-cell/>
          <table:covered-table-cell/>
          <table:covered-table-cell/>
          <table:table-cell table:style-name="Tabela3.O43" table:number-columns-spanned="2" office:value-type="string">
            <text:p text:style-name="P51">Periodicidade</text:p>
          </table:table-cell>
          <table:covered-table-cell/>
        </table:table-row>
        <table:table-row table:style-name="Tabela3.35">
          <table:table-cell table:style-name="Tabela3.A44" office:value-type="string">
            <text:p text:style-name="P52"/>
          </table:table-cell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5" office:value-type="string">
            <text:p text:style-name="P53">Rodrigo A de O Barros</text:p>
          </table:table-cell>
          <table:covered-table-cell/>
          <table:covered-table-cell/>
          <table:covered-table-cell/>
          <table:covered-table-cell/>
          <table:table-cell table:style-name="Tabela3.O44" table:number-columns-spanned="2" office:value-type="string">
            <text:p text:style-name="P53">Semanal</text:p>
          </table:table-cell>
          <table:covered-table-cell/>
        </table:table-row>
        <table:table-row table:style-name="Tabela3.35">
          <table:table-cell table:style-name="Tabela3.A44" office:value-type="string">
            <text:p text:style-name="P54"/>
          </table:table-cell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Tabela3.O44" table:number-columns-spanned="2" office:value-type="string">
            <text:p text:style-name="P53"/>
          </table:table-cell>
          <table:covered-table-cell/>
        </table:table-row>
        <table:table-row table:style-name="Tabela3.35">
          <table:table-cell table:style-name="Tabela3.A44" office:value-type="string">
            <text:p text:style-name="P55"/>
          </table:table-cell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Tabela3.O44" table:number-columns-spanned="2" office:value-type="string">
            <text:p text:style-name="P53"/>
          </table:table-cell>
          <table:covered-table-cell/>
        </table:table-row>
        <table:table-row table:style-name="Tabela3.35">
          <table:table-cell table:style-name="Tabela3.A47" office:value-type="string">
            <text:p text:style-name="P56"/>
          </table:table-cell>
          <table:table-cell table:style-name="Tabela3.B47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7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3.B4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Tabela3.O47" table:number-columns-spanned="2" office:value-type="string">
            <text:p text:style-name="P53"/>
          </table:table-cell>
          <table:covered-table-cell/>
        </table:table-row>
        <table:table-row table:style-name="Tabela3.35">
          <table:table-cell table:style-name="Tabela3.A18" table:number-columns-spanned="16" office:value-type="string">
            <text:p text:style-name="P51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9">
          <table:table-cell table:style-name="Tabela3.A49" table:number-columns-spanned="16" office:value-type="string">
            <text:p text:style-name="P57">A operação de restauração obteve êxito tota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11-07T18:51:24.155000000</dc:date>
    <meta:editing-duration>PT14H44M30S</meta:editing-duration>
    <meta:editing-cycles>292</meta:editing-cycles>
    <meta:generator>LibreOffice/24.8.2.1$Windows_X86_64 LibreOffice_project/0f794b6e29741098670a3b95d60478a65d05ef13</meta:generator>
    <meta:print-date>2024-11-07T18:48:17.677000000</meta:print-date>
    <meta:printed-by>Arquivos PDF</meta:printed-by>
    <meta:document-statistic meta:table-count="1" meta:image-count="0" meta:object-count="0" meta:page-count="2" meta:paragraph-count="109" meta:word-count="226" meta:character-count="1440" meta:non-whitespace-character-count="1314"/>
  </office:meta>
</office:document-meta>
</file>